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justify" draw:textarea-vertical-align="middle" draw:auto-grow-height="false" fo:min-height="0.688cm" fo:min-width="0cm"/>
    </style:style>
    <style:style style:name="gr2" style:family="graphic" style:parent-style-name="standard">
      <style:graphic-properties svg:stroke-width="0.04cm" svg:stroke-color="#000000" draw:marker-start-width="0.26cm" draw:marker-end-width="0.26cm" draw:fill="solid" draw:fill-color="#cfe7f5" draw:textarea-horizontal-align="justify" draw:textarea-vertical-align="middle" draw:auto-grow-height="false" fo:min-height="0.648cm" fo:min-width="0.32cm" fo:padding-top="0.145cm" fo:padding-bottom="0.145cm" fo:padding-left="0.27cm" fo:padding-right="0.27cm"/>
      <style:paragraph-properties style:writing-mode="lr-tb"/>
    </style:style>
    <style:style style:name="gr3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6cm" fo:min-width="0cm" fo:padding-top="0.145cm" fo:padding-bottom="0.145cm" fo:padding-left="0.27cm" fo:padding-right="0.27cm"/>
    </style:style>
    <style:style style:name="gr4" style:family="graphic" style:parent-style-name="objectwithoutfill">
      <style:graphic-properties svg:stroke-width="0.04cm" draw:marker-start-width="0.26cm" draw:marker-end-width="0.26cm" draw:fill="none" draw:textarea-vertical-align="middle" fo:padding-top="0.145cm" fo:padding-bottom="0.145cm" fo:padding-left="0.27cm" fo:padding-right="0.27cm"/>
    </style:style>
    <style:style style:name="gr5" style:family="graphic" style:parent-style-name="standard">
      <style:graphic-properties svg:stroke-width="0.05cm" svg:stroke-color="#000000" draw:marker-start-width="0.28cm" draw:marker-end-width="0.28cm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508cm" fo:padding-top="0.03cm" fo:padding-bottom="0.03cm" fo:padding-left="0.03cm" fo:padding-right="0.0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575cm" fo:padding-top="0.03cm" fo:padding-bottom="0.03cm" fo:padding-left="0.03cm" fo:padding-right="0.03cm"/>
      <style:paragraph-properties style:writing-mode="lr-tb"/>
    </style:style>
    <style:style style:name="gr8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648cm" fo:min-width="0.32cm" fo:padding-top="0.145cm" fo:padding-bottom="0.145cm" fo:padding-left="0.27cm" fo:padding-right="0.27cm"/>
      <style:paragraph-properties style:writing-mode="lr-tb"/>
    </style:style>
    <style:style style:name="gr9" style:family="graphic" style:parent-style-name="standard">
      <style:graphic-properties svg:stroke-width="0.04cm" svg:stroke-color="#000000" draw:marker-start-width="0.26cm" draw:marker-end-width="0.26cm" draw:fill="none" draw:textarea-vertical-align="middle" fo:padding-top="0.145cm" fo:padding-bottom="0.145cm" fo:padding-left="0.27cm" fo:padding-right="0.27cm"/>
    </style:style>
    <style:style style:name="gr10" style:family="graphic" style:parent-style-name="standard">
      <style:graphic-properties svg:stroke-width="0.04cm" svg:stroke-color="#000000" draw:marker-start-width="0.26cm" draw:marker-end-width="0.26cm" draw:fill="solid" draw:fill-color="#cfe7f5" draw:textarea-vertical-align="middle" fo:padding-top="0.145cm" fo:padding-bottom="0.145cm" fo:padding-left="0.27cm" fo:padding-right="0.27cm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48cm" fo:padding-top="0.03cm" fo:padding-bottom="0.03cm" fo:padding-left="0.03cm" fo:padding-right="0.0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677cm" fo:padding-top="0.03cm" fo:padding-bottom="0.03cm" fo:padding-left="0.03cm" fo:padding-right="0.03cm"/>
      <style:paragraph-properties style:writing-mode="lr-tb"/>
    </style:style>
    <style:style style:name="gr13" style:family="graphic" style:parent-style-name="objectwithoutfill">
      <style:graphic-properties svg:stroke-width="0.04cm" draw:marker-start-width="0.26cm" draw:marker-end="Arrow" draw:marker-end-width="0.5cm" draw:fill="none" draw:textarea-vertical-align="middle" fo:padding-top="0.145cm" fo:padding-bottom="0.145cm" fo:padding-left="0.27cm" fo:padding-right="0.27cm"/>
    </style:style>
    <style:style style:name="gr14" style:family="graphic" style:parent-style-name="objectwithoutfill">
      <style:graphic-properties svg:stroke-width="0.04cm" svg:stroke-color="#2323dc" draw:marker-start-width="0.26cm" draw:marker-end="Arrow" draw:marker-end-width="0.36cm" draw:fill="none" draw:textarea-vertical-align="middle" fo:padding-top="0.145cm" fo:padding-bottom="0.145cm" fo:padding-left="0.27cm" fo:padding-right="0.27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Liberation Sans1" fo:font-size="16pt" style:font-size-asian="16pt" style:font-size-complex="16pt"/>
    </style:style>
    <style:style style:name="P3" style:family="paragraph">
      <loext:graphic-properties draw:fill="solid" draw:fill-color="#cfe7f5"/>
      <style:paragraph-properties fo:text-align="center" style:writing-mode="lr-tb"/>
      <style:text-properties style:font-name="Liberation Sans1" fo:font-size="16pt" style:font-size-asian="16pt" style:font-size-complex="1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paragraph-properties style:writing-mode="lr-tb"/>
      <style:text-properties style:font-name="Liberation Sans1" fo:font-size="12pt" style:font-size-asian="12pt" style:font-size-complex="12pt"/>
    </style:style>
    <style:style style:name="P7" style:family="paragraph">
      <style:paragraph-properties fo:text-align="start">
        <style:tab-stops>
          <style:tab-stop style:position="1.5cm"/>
        </style:tab-stops>
      </style:paragraph-properties>
    </style:style>
    <style:style style:name="P8" style:family="paragraph">
      <loext:graphic-properties draw:fill="none" draw:fill-color="#ffffff"/>
      <style:paragraph-properties fo:text-align="start" style:writing-mode="lr-tb">
        <style:tab-stops>
          <style:tab-stop style:position="1.5cm"/>
        </style:tab-stops>
      </style:paragraph-properties>
      <style:text-properties fo:color="#dc2300" style:font-name="Liberation Sans1" fo:font-size="20pt" style:font-size-asian="20pt" style:font-size-complex="20pt"/>
    </style:style>
    <style:style style:name="P9" style:family="paragraph">
      <loext:graphic-properties draw:fill="none"/>
      <style:paragraph-properties fo:text-align="center" style:writing-mode="lr-tb"/>
      <style:text-properties style:font-name="Liberation Sans1" fo:font-size="16pt" style:font-size-asian="16pt" style:font-size-complex="16pt"/>
    </style:style>
    <style:style style:name="P10" style:family="paragraph">
      <loext:graphic-properties draw:fill="solid" draw:fill-color="#cfe7f5"/>
    </style:style>
    <style:style style:name="P11" style:family="paragraph">
      <loext:graphic-properties draw:fill="none" draw:fill-color="#ffffff"/>
      <style:paragraph-properties fo:text-align="start" style:writing-mode="lr-tb"/>
      <style:text-properties style:font-name="Liberation Sans1" fo:font-size="20pt" style:font-size-asian="20pt" style:font-size-complex="20pt"/>
    </style:style>
    <style:style style:name="P12" style:family="paragraph">
      <loext:graphic-properties draw:fill="none" draw:fill-color="#ffffff"/>
      <style:paragraph-properties fo:text-align="start" style:writing-mode="lr-tb">
        <style:tab-stops>
          <style:tab-stop style:position="1.5cm"/>
        </style:tab-stops>
      </style:paragraph-properties>
      <style:text-properties style:font-name="Liberation Sans1" fo:font-size="20pt" style:font-size-asian="20pt" style:font-size-complex="20pt"/>
    </style:style>
    <style:style style:name="P13" style:family="paragraph">
      <loext:graphic-properties draw:fill="none" draw:fill-color="#ffffff"/>
      <style:paragraph-properties style:writing-mode="lr-tb"/>
      <style:text-properties style:font-name="Liberation Sans1" fo:font-size="16pt" style:font-size-asian="16pt" style:font-size-complex="16pt"/>
    </style:style>
    <style:style style:name="P14" style:family="paragraph">
      <loext:graphic-properties draw:fill="none" draw:fill-color="#ffffff"/>
      <style:paragraph-properties fo:text-align="start" style:writing-mode="lr-tb">
        <style:tab-stops>
          <style:tab-stop style:position="0.8cm"/>
        </style:tab-stops>
      </style:paragraph-properties>
      <style:text-properties style:font-name="Liberation Sans1" fo:font-size="20pt" style:font-size-asian="20pt" style:font-size-complex="20pt"/>
    </style:style>
    <style:style style:name="P15" style:family="paragraph">
      <loext:graphic-properties draw:fill-color="#ffffff"/>
      <style:paragraph-properties style:writing-mode="lr-tb"/>
      <style:text-properties fo:language="en" fo:country="US"/>
    </style:style>
    <style:style style:name="T1" style:family="text">
      <style:text-properties style:font-name="Liberation Sans1" fo:font-size="16pt" style:font-size-asian="16pt" style:font-size-complex="16pt"/>
    </style:style>
    <style:style style:name="T2" style:family="text">
      <style:text-properties style:font-name="Liberation Sans1" fo:font-size="12pt" style:font-size-asian="12pt" style:font-size-complex="12pt"/>
    </style:style>
    <style:style style:name="T3" style:family="text">
      <style:text-properties fo:color="#dc2300" style:font-name="Liberation Sans1" fo:font-size="20pt" style:font-size-asian="20pt" style:font-size-complex="20pt"/>
    </style:style>
    <style:style style:name="T4" style:family="text">
      <style:text-properties style:font-name="Liberation Sans1" fo:font-size="20pt" style:font-size-asian="20pt" style:font-size-complex="20pt"/>
    </style:style>
    <style:style style:name="T5" style:family="text">
      <style:text-properties style:font-name="Liberation Sans1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35APO   Computer Architecture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custom-shape draw:style-name="gr1" draw:text-style-name="P1" draw:layer="layout" svg:width="0.412cm" svg:height="0.938cm" svg:x="8.735cm" svg:y="4.6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12cm" svg:height="0.938cm" svg:x="10.901cm" svg:y="6.2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12cm" svg:height="0.938cm" svg:x="13.073cm" svg:y="7.8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12cm" svg:height="0.938cm" svg:x="15.233cm" svg:y="9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4" draw:id="id24" draw:layer="layout" svg:width="0.412cm" svg:height="0.938cm" svg:x="15.417cm" svg:y="4.6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12cm" svg:height="0.938cm" svg:x="17.584cm" svg:y="6.2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12cm" svg:height="0.938cm" svg:x="19.751cm" svg:y="7.8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12cm" svg:height="0.938cm" svg:x="21.916cm" svg:y="9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0.86cm" svg:height="0.938cm" svg:x="6.12cm" svg:y="4.642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2"><text:span text:style-name="T1">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312cm" svg:height="1.25cm" svg:x="7.761cm" svg:y="4.486cm">
          <draw:glue-point draw:id="4" svg:x="-5cm" svg:y="1.872cm"/>
          <draw:glue-point draw:id="5" svg:x="-5cm" svg:y="0cm"/>
          <draw:glue-point draw:id="6" svg:x="-5cm" svg:y="-1.88cm"/>
          <draw:glue-point draw:id="7" svg:x="5cm" svg:y="-1.88cm"/>
          <draw:glue-point draw:id="8" svg:x="5cm" svg:y="1.872cm"/>
          <text:p/>
          <draw:enhanced-geometry svg:viewBox="0 0 21600 21600" draw:type="rectangle" draw:enhanced-path="M 0 0 L 21600 0 21600 21600 0 21600 0 0 Z N"/>
        </draw:custom-shape>
        <draw:polyline draw:style-name="gr4" draw:text-style-name="P5" draw:layer="layout" svg:width="0.219cm" svg:height="0.22cm" draw:transform="rotate (2.35305289753875) translate (7.91600831285193cm 4.64200836524789cm)" svg:viewBox="0 0 220 221" draw:points="0,221 0,0 220,0">
          <text:p/>
        </draw:polyline>
        <draw:connector draw:style-name="gr5" draw:layer="layout" svg:x1="6.98cm" svg:y1="5.111cm" svg:x2="7.761cm" svg:y2="5.111cm" draw:start-shape="id1" draw:start-glue-point="6" svg:d="M6980 5111h781" svg:viewBox="0 0 782 1">
          <text:p/>
        </draw:connector>
        <draw:frame draw:style-name="gr6" draw:text-style-name="P6" draw:layer="layout" svg:width="0.781cm" svg:height="0.568cm" svg:x="6.98cm" svg:y="4.578cm">
          <draw:text-box>
            <text:p><text:span text:style-name="T2">l</text:span><text:span text:style-name="T2">w</text:span></text:p>
          </draw:text-box>
        </draw:frame>
        <draw:frame draw:style-name="gr7" draw:text-style-name="P8" draw:layer="layout" svg:width="2.844cm" svg:height="1.635cm" svg:x="10.318cm" svg:y="4.921cm">
          <draw:text-box>
            <text:p text:style-name="P7"><text:span text:style-name="T3">p</text:span><text:span text:style-name="T3">r</text:span><text:span text:style-name="T3">o</text:span><text:span text:style-name="T3">b</text:span><text:span text:style-name="T3">l</text:span><text:span text:style-name="T3">é</text:span><text:span text:style-name="T3">m</text:span></text:p>
          </draw:text-box>
        </draw:frame>
        <draw:custom-shape draw:style-name="gr8" draw:text-style-name="P9" xml:id="id2" draw:id="id2" draw:layer="layout" svg:width="0.86cm" svg:height="0.938cm" svg:x="8.286cm" svg:y="4.642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2"><text:span text:style-name="T1">R</text:span><text:span text:style-name="T1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layer="layout" svg:x1="8.073cm" svg:y1="5.111cm" svg:x2="8.286cm" svg:y2="4.877cm" draw:end-shape="id2" draw:end-glue-point="8" svg:d="M8073 5111h-307v-234h520" svg:viewBox="0 0 521 235">
          <text:p/>
        </draw:connector>
        <draw:connector draw:style-name="gr5" draw:layer="layout" svg:x1="8.073cm" svg:y1="5.111cm" svg:x2="8.286cm" svg:y2="5.344cm" draw:end-shape="id2" draw:end-glue-point="7" svg:d="M8073 5111h-307v233h520" svg:viewBox="0 0 521 234">
          <text:p/>
        </draw:connector>
        <draw:custom-shape draw:style-name="gr3" draw:text-style-name="P4" draw:layer="layout" svg:width="0.312cm" svg:height="1.25cm" svg:x="7.762cm" svg:y="4.486cm">
          <draw:glue-point draw:id="4" svg:x="-5cm" svg:y="1.872cm"/>
          <draw:glue-point draw:id="5" svg:x="-5cm" svg:y="0cm"/>
          <draw:glue-point draw:id="6" svg:x="-5cm" svg:y="-1.88cm"/>
          <draw:glue-point draw:id="7" svg:x="5cm" svg:y="-1.88cm"/>
          <draw:glue-point draw:id="8" svg:x="5cm" svg:y="1.872cm"/>
          <text:p/>
          <draw:enhanced-geometry svg:viewBox="0 0 21600 21600" draw:type="rectangle" draw:enhanced-path="M 0 0 L 21600 0 21600 21600 0 21600 0 0 Z N"/>
        </draw:custom-shape>
        <draw:polyline draw:style-name="gr4" draw:text-style-name="P5" draw:layer="layout" svg:width="0.219cm" svg:height="0.22cm" draw:transform="rotate (2.35305289753875) translate (7.91700831285193cm 4.64200836524789cm)" svg:viewBox="0 0 220 221" draw:points="0,221 0,0 220,0">
          <text:p/>
        </draw:polyline>
        <draw:custom-shape draw:style-name="gr3" draw:text-style-name="P4" draw:layer="layout" svg:width="0.312cm" svg:height="1.25cm" svg:x="9.927cm" svg:y="4.486cm">
          <draw:glue-point draw:id="4" svg:x="-5cm" svg:y="1.872cm"/>
          <draw:glue-point draw:id="5" svg:x="-5cm" svg:y="0cm"/>
          <draw:glue-point draw:id="6" svg:x="-5cm" svg:y="-1.88cm"/>
          <draw:glue-point draw:id="7" svg:x="5cm" svg:y="-1.88cm"/>
          <draw:glue-point draw:id="8" svg:x="5cm" svg:y="1.872cm"/>
          <text:p/>
          <draw:enhanced-geometry svg:viewBox="0 0 21600 21600" draw:type="rectangle" draw:enhanced-path="M 0 0 L 21600 0 21600 21600 0 21600 0 0 Z N"/>
        </draw:custom-shape>
        <draw:polyline draw:style-name="gr4" draw:text-style-name="P5" draw:layer="layout" svg:width="0.219cm" svg:height="0.22cm" draw:transform="rotate (2.35305289753875) translate (10.0820083128519cm 4.64200836524789cm)" svg:viewBox="0 0 220 221" draw:points="0,221 0,0 220,0">
          <text:p/>
        </draw:polyline>
        <draw:connector draw:style-name="gr5" draw:layer="layout" svg:x1="9.146cm" svg:y1="4.877cm" svg:x2="9.927cm" svg:y2="4.876cm" draw:start-shape="id2" draw:start-glue-point="5" svg:d="M9146 4877h651v-1h130" svg:viewBox="0 0 782 2">
          <text:p/>
        </draw:connector>
        <draw:connector draw:style-name="gr5" draw:layer="layout" draw:line-skew="0.457cm" svg:x1="11.197cm" svg:y1="5.121cm" svg:x2="12.122cm" svg:y2="5.111cm" draw:start-shape="id3" draw:start-glue-point="5" svg:d="M11197 5121h1185v-10h-260" svg:viewBox="0 0 1186 11">
          <text:p/>
        </draw:connector>
        <draw:connector draw:style-name="gr5" draw:layer="layout" svg:x1="9.146cm" svg:y1="5.344cm" svg:x2="9.927cm" svg:y2="5.344cm" draw:start-shape="id2" draw:start-glue-point="4" svg:d="M9146 5344h781" svg:viewBox="0 0 782 1">
          <text:p/>
        </draw:connector>
        <draw:custom-shape draw:style-name="gr2" draw:text-style-name="P3" xml:id="id4" draw:id="id4" draw:layer="layout" svg:width="0.86cm" svg:height="0.938cm" svg:x="12.995cm" svg:y="4.642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2"><text:span text:style-name="T1">D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312cm" svg:height="1.25cm" svg:x="12.122cm" svg:y="4.486cm">
          <draw:glue-point draw:id="4" svg:x="-5cm" svg:y="1.872cm"/>
          <draw:glue-point draw:id="5" svg:x="-5cm" svg:y="0cm"/>
          <draw:glue-point draw:id="6" svg:x="-5cm" svg:y="-1.88cm"/>
          <draw:glue-point draw:id="7" svg:x="5cm" svg:y="-1.88cm"/>
          <draw:glue-point draw:id="8" svg:x="5cm" svg:y="1.872cm"/>
          <text:p/>
          <draw:enhanced-geometry svg:viewBox="0 0 21600 21600" draw:type="rectangle" draw:enhanced-path="M 0 0 L 21600 0 21600 21600 0 21600 0 0 Z N"/>
        </draw:custom-shape>
        <draw:polyline draw:style-name="gr4" draw:text-style-name="P5" draw:layer="layout" svg:width="0.219cm" svg:height="0.22cm" draw:transform="rotate (2.35305289753875) translate (12.2770083128519cm 4.64200836524789cm)" svg:viewBox="0 0 220 221" draw:points="0,221 0,0 220,0">
          <text:p/>
        </draw:polyline>
        <draw:custom-shape draw:style-name="gr3" draw:text-style-name="P4" draw:layer="layout" svg:width="0.312cm" svg:height="1.25cm" svg:x="14.324cm" svg:y="4.486cm">
          <draw:glue-point draw:id="4" svg:x="-5cm" svg:y="1.872cm"/>
          <draw:glue-point draw:id="5" svg:x="-5cm" svg:y="0cm"/>
          <draw:glue-point draw:id="6" svg:x="-5cm" svg:y="-1.88cm"/>
          <draw:glue-point draw:id="7" svg:x="5cm" svg:y="-1.88cm"/>
          <draw:glue-point draw:id="8" svg:x="5cm" svg:y="1.872cm"/>
          <text:p/>
          <draw:enhanced-geometry svg:viewBox="0 0 21600 21600" draw:type="rectangle" draw:enhanced-path="M 0 0 L 21600 0 21600 21600 0 21600 0 0 Z N"/>
        </draw:custom-shape>
        <draw:polyline draw:style-name="gr4" draw:text-style-name="P5" draw:layer="layout" svg:width="0.219cm" svg:height="0.22cm" draw:transform="rotate (2.35305289753875) translate (14.4790083128519cm 4.64200836524789cm)" svg:viewBox="0 0 220 221" draw:points="0,221 0,0 220,0">
          <text:p/>
        </draw:polyline>
        <draw:custom-shape draw:style-name="gr8" draw:text-style-name="P9" xml:id="id5" draw:id="id5" draw:layer="layout" svg:width="0.86cm" svg:height="0.938cm" svg:x="15.417cm" svg:y="4.642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2"><text:span text:style-name="T1">RF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9" draw:text-style-name="P5" draw:layer="layout" svg:width="0.546cm" svg:height="0.936cm" svg:x="10.651cm" svg:y="4.642cm" svg:viewBox="0 0 547 937" draw:points="0,0 547,234 547,703 0,937 0,625 157,469 0,312">
          <text:p/>
        </draw:polygon>
        <draw:frame draw:style-name="gr6" draw:text-style-name="P6" draw:layer="layout" svg:width="0.781cm" svg:height="0.568cm" svg:x="14.636cm" svg:y="4.543cm">
          <draw:text-box>
            <text:p><text:span text:style-name="T2">s0</text:span></text:p>
          </draw:text-box>
        </draw:frame>
        <draw:polygon draw:style-name="gr10" draw:text-style-name="P10" xml:id="id3" draw:id="id3" draw:layer="layout" svg:width="0.546cm" svg:height="0.936cm" svg:x="10.661cm" svg:y="4.653cm" svg:viewBox="0 0 547 937" draw:points="0,0 547,234 547,703 0,937 0,625 157,469 0,312">
          <draw:glue-point draw:id="4" svg:x="-4.99cm" svg:y="-2.614cm"/>
          <draw:glue-point draw:id="5" svg:x="4.826cm" svg:y="0cm"/>
          <draw:glue-point draw:id="6" svg:x="-5.173cm" svg:y="2.39cm"/>
          <text:p/>
        </draw:polygon>
        <draw:frame draw:style-name="gr6" draw:text-style-name="P6" draw:layer="layout" svg:width="0.781cm" svg:height="0.568cm" svg:x="9.146cm" svg:y="4.849cm">
          <draw:text-box>
            <text:p><text:span text:style-name="T2">s3</text:span></text:p>
          </draw:text-box>
        </draw:frame>
        <draw:frame draw:style-name="gr6" draw:text-style-name="P6" draw:layer="layout" svg:width="0.303cm" svg:height="0.568cm" svg:x="10.843cm" svg:y="4.798cm">
          <draw:text-box>
            <text:p><text:span text:style-name="T2">+</text:span></text:p>
          </draw:text-box>
        </draw:frame>
        <draw:connector draw:style-name="gr5" draw:layer="layout" svg:x1="10.239cm" svg:y1="5.345cm" svg:x2="10.661cm" svg:y2="5.344cm" draw:end-shape="id3" draw:end-glue-point="6" svg:d="M10239 5345h-98v-1h520" svg:viewBox="0 0 521 2">
          <text:p/>
        </draw:connector>
        <draw:connector draw:style-name="gr5" draw:layer="layout" svg:x1="10.239cm" svg:y1="4.876cm" svg:x2="10.662cm" svg:y2="4.877cm" draw:end-shape="id3" draw:end-glue-point="4" svg:d="M10239 4876h-98v1h521" svg:viewBox="0 0 522 2">
          <text:p/>
        </draw:connector>
        <draw:connector draw:style-name="gr5" draw:layer="layout" svg:x1="12.434cm" svg:y1="5.111cm" svg:x2="12.995cm" svg:y2="5.111cm" draw:end-shape="id4" draw:end-glue-point="10" svg:d="M12434 5111h561" svg:viewBox="0 0 562 1">
          <text:p/>
        </draw:connector>
        <draw:connector draw:style-name="gr5" xml:id="id21" draw:id="id21" draw:layer="layout" svg:x1="13.855cm" svg:y1="5.111cm" svg:x2="14.324cm" svg:y2="5.111cm" draw:start-shape="id4" draw:start-glue-point="6" svg:d="M13855 5111h469" svg:viewBox="0 0 470 1">
          <text:p/>
        </draw:connector>
        <draw:connector draw:style-name="gr5" draw:layer="layout" svg:x1="14.636cm" svg:y1="5.111cm" svg:x2="15.417cm" svg:y2="5.111cm" draw:end-shape="id5" draw:end-glue-point="10" svg:d="M14636 5111h781" svg:viewBox="0 0 782 1">
          <text:p/>
        </draw:connector>
        <draw:connector draw:style-name="gr5" draw:layer="layout" draw:line-skew="-0.626cm" svg:x1="12.434cm" svg:y1="5.111cm" svg:x2="14.324cm" svg:y2="5.658cm" svg:d="M12434 5111h319v547h1571" svg:viewBox="0 0 1891 548">
          <text:p/>
        </draw:connector>
        <draw:frame draw:style-name="gr11" draw:text-style-name="P11" draw:layer="layout" svg:width="4.609cm" svg:height="0.908cm" svg:x="0.975cm" svg:y="6.293cm">
          <draw:text-box>
            <text:p text:style-name="P7"><text:span text:style-name="T4">and</text:span><text:span text:style-name="T4"><text:tab/></text:span><text:span text:style-name="T4">t0, </text:span><text:span text:style-name="T5">s0</text:span><text:span text:style-name="T4">, s1</text:span></text:p>
          </draw:text-box>
        </draw:frame>
        <draw:frame draw:style-name="gr11" draw:text-style-name="P12" draw:layer="layout" svg:width="4.609cm" svg:height="0.908cm" svg:x="0.975cm" svg:y="7.893cm">
          <draw:text-box>
            <text:p text:style-name="P7"><text:span text:style-name="T4">o</text:span><text:span text:style-name="T4">r</text:span><text:span text:style-name="T4"><text:tab/></text:span><text:span text:style-name="T4">t</text:span><text:span text:style-name="T4">1</text:span><text:span text:style-name="T4">,</text:span><text:span text:style-name="T4"> </text:span><text:span text:style-name="T4">s</text:span><text:span text:style-name="T4">4</text:span><text:span text:style-name="T4">,</text:span><text:span text:style-name="T5"> </text:span><text:span text:style-name="T5">s</text:span><text:span text:style-name="T5">0</text:span></text:p>
          </draw:text-box>
        </draw:frame>
        <draw:frame draw:style-name="gr11" draw:text-style-name="P11" draw:layer="layout" svg:width="4.609cm" svg:height="0.908cm" svg:x="0.975cm" svg:y="9.493cm">
          <draw:text-box>
            <text:p text:style-name="P7"><text:span text:style-name="T4">s</text:span><text:span text:style-name="T4">u</text:span><text:span text:style-name="T4">b</text:span><text:span text:style-name="T4"><text:tab/></text:span><text:span text:style-name="T4">t</text:span><text:span text:style-name="T4">2</text:span><text:span text:style-name="T4">,</text:span><text:span text:style-name="T4"> </text:span><text:span text:style-name="T5">s</text:span><text:span text:style-name="T5">0</text:span><text:span text:style-name="T4">,</text:span><text:span text:style-name="T4"> </text:span><text:span text:style-name="T4">s</text:span><text:span text:style-name="T4">5</text:span></text:p>
          </draw:text-box>
        </draw:frame>
        <draw:frame draw:style-name="gr12" draw:text-style-name="P13" draw:layer="layout" svg:width="0.781cm" svg:height="0.737cm" svg:x="6.589cm" svg:y="2.845cm">
          <draw:text-box>
            <text:p><text:span text:style-name="T1">1</text:span></text:p>
          </draw:text-box>
        </draw:frame>
        <draw:custom-shape draw:style-name="gr2" draw:text-style-name="P3" xml:id="id6" draw:id="id6" draw:layer="layout" svg:width="0.86cm" svg:height="0.938cm" svg:x="8.287cm" svg:y="6.263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2"><text:span text:style-name="T1">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312cm" svg:height="1.25cm" svg:x="9.928cm" svg:y="6.107cm">
          <draw:glue-point draw:id="4" svg:x="-5cm" svg:y="1.872cm"/>
          <draw:glue-point draw:id="5" svg:x="-5cm" svg:y="0cm"/>
          <draw:glue-point draw:id="6" svg:x="-5cm" svg:y="-1.88cm"/>
          <draw:glue-point draw:id="7" svg:x="5cm" svg:y="-1.88cm"/>
          <draw:glue-point draw:id="8" svg:x="5cm" svg:y="1.872cm"/>
          <text:p/>
          <draw:enhanced-geometry svg:viewBox="0 0 21600 21600" draw:type="rectangle" draw:enhanced-path="M 0 0 L 21600 0 21600 21600 0 21600 0 0 Z N"/>
        </draw:custom-shape>
        <draw:polyline draw:style-name="gr4" draw:text-style-name="P5" draw:layer="layout" svg:width="0.219cm" svg:height="0.22cm" draw:transform="rotate (2.35305289753875) translate (10.0830083128519cm 6.26300836524789cm)" svg:viewBox="0 0 220 221" draw:points="0,221 0,0 220,0">
          <text:p/>
        </draw:polyline>
        <draw:connector draw:style-name="gr5" draw:layer="layout" svg:x1="9.147cm" svg:y1="6.732cm" svg:x2="9.928cm" svg:y2="6.732cm" draw:start-shape="id6" draw:start-glue-point="6" svg:d="M9147 6732h781" svg:viewBox="0 0 782 1">
          <text:p/>
        </draw:connector>
        <draw:frame draw:style-name="gr6" draw:text-style-name="P6" draw:layer="layout" svg:width="0.781cm" svg:height="0.568cm" svg:x="9.147cm" svg:y="6.199cm">
          <draw:text-box>
            <text:p><text:span text:style-name="T2">and</text:span></text:p>
          </draw:text-box>
        </draw:frame>
        <draw:custom-shape draw:style-name="gr8" draw:text-style-name="P9" xml:id="id7" draw:id="id7" draw:layer="layout" svg:width="0.86cm" svg:height="0.938cm" svg:x="10.453cm" svg:y="6.263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2"><text:span text:style-name="T1">R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layer="layout" svg:x1="10.24cm" svg:y1="6.732cm" svg:x2="10.453cm" svg:y2="6.498cm" draw:end-shape="id7" draw:end-glue-point="8" svg:d="M10240 6732h-307v-234h520" svg:viewBox="0 0 521 235">
          <text:p/>
        </draw:connector>
        <draw:connector draw:style-name="gr5" draw:layer="layout" svg:x1="10.24cm" svg:y1="6.732cm" svg:x2="10.453cm" svg:y2="6.965cm" draw:end-shape="id7" draw:end-glue-point="7" svg:d="M10240 6732h-307v233h520" svg:viewBox="0 0 521 234">
          <text:p/>
        </draw:connector>
        <draw:custom-shape draw:style-name="gr3" draw:text-style-name="P4" draw:layer="layout" svg:width="0.312cm" svg:height="1.25cm" svg:x="9.929cm" svg:y="6.107cm">
          <draw:glue-point draw:id="4" svg:x="-5cm" svg:y="1.872cm"/>
          <draw:glue-point draw:id="5" svg:x="-5cm" svg:y="0cm"/>
          <draw:glue-point draw:id="6" svg:x="-5cm" svg:y="-1.88cm"/>
          <draw:glue-point draw:id="7" svg:x="5cm" svg:y="-1.88cm"/>
          <draw:glue-point draw:id="8" svg:x="5cm" svg:y="1.872cm"/>
          <text:p/>
          <draw:enhanced-geometry svg:viewBox="0 0 21600 21600" draw:type="rectangle" draw:enhanced-path="M 0 0 L 21600 0 21600 21600 0 21600 0 0 Z N"/>
        </draw:custom-shape>
        <draw:polyline draw:style-name="gr4" draw:text-style-name="P5" draw:layer="layout" svg:width="0.219cm" svg:height="0.22cm" draw:transform="rotate (2.35305289753875) translate (10.0840083128519cm 6.26300836524789cm)" svg:viewBox="0 0 220 221" draw:points="0,221 0,0 220,0">
          <text:p/>
        </draw:polyline>
        <draw:custom-shape draw:style-name="gr3" draw:text-style-name="P4" draw:layer="layout" svg:width="0.312cm" svg:height="1.25cm" svg:x="12.094cm" svg:y="6.107cm">
          <draw:glue-point draw:id="4" svg:x="-5cm" svg:y="1.872cm"/>
          <draw:glue-point draw:id="5" svg:x="-5cm" svg:y="0cm"/>
          <draw:glue-point draw:id="6" svg:x="-5cm" svg:y="-1.88cm"/>
          <draw:glue-point draw:id="7" svg:x="5cm" svg:y="-1.88cm"/>
          <draw:glue-point draw:id="8" svg:x="5cm" svg:y="1.872cm"/>
          <text:p/>
          <draw:enhanced-geometry svg:viewBox="0 0 21600 21600" draw:type="rectangle" draw:enhanced-path="M 0 0 L 21600 0 21600 21600 0 21600 0 0 Z N"/>
        </draw:custom-shape>
        <draw:polyline draw:style-name="gr4" draw:text-style-name="P5" draw:layer="layout" svg:width="0.219cm" svg:height="0.22cm" draw:transform="rotate (2.35305289753875) translate (12.2490083128519cm 6.26300836524789cm)" svg:viewBox="0 0 220 221" draw:points="0,221 0,0 220,0">
          <text:p/>
        </draw:polyline>
        <draw:connector draw:style-name="gr5" draw:layer="layout" svg:x1="11.313cm" svg:y1="6.498cm" svg:x2="12.094cm" svg:y2="6.497cm" draw:start-shape="id7" draw:start-glue-point="5" svg:d="M11313 6498h651v-1h130" svg:viewBox="0 0 782 2">
          <text:p/>
        </draw:connector>
        <draw:connector draw:style-name="gr5" draw:layer="layout" draw:line-skew="0.457cm" svg:x1="13.364cm" svg:y1="6.742cm" svg:x2="14.289cm" svg:y2="6.732cm" draw:start-shape="id8" draw:start-glue-point="5" svg:d="M13364 6742h1185v-10h-260" svg:viewBox="0 0 1186 11">
          <text:p/>
        </draw:connector>
        <draw:connector draw:style-name="gr5" draw:layer="layout" svg:x1="11.313cm" svg:y1="6.965cm" svg:x2="12.094cm" svg:y2="6.965cm" draw:start-shape="id7" draw:start-glue-point="4" svg:d="M11313 6965h781" svg:viewBox="0 0 782 1">
          <text:p/>
        </draw:connector>
        <draw:custom-shape draw:style-name="gr8" draw:text-style-name="P9" xml:id="id9" draw:id="id9" draw:layer="layout" svg:width="0.86cm" svg:height="0.938cm" svg:x="15.162cm" svg:y="6.263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2"><text:span text:style-name="T1">D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312cm" svg:height="1.25cm" svg:x="14.289cm" svg:y="6.107cm">
          <draw:glue-point draw:id="4" svg:x="-5cm" svg:y="1.872cm"/>
          <draw:glue-point draw:id="5" svg:x="-5cm" svg:y="0cm"/>
          <draw:glue-point draw:id="6" svg:x="-5cm" svg:y="-1.88cm"/>
          <draw:glue-point draw:id="7" svg:x="5cm" svg:y="-1.88cm"/>
          <draw:glue-point draw:id="8" svg:x="5cm" svg:y="1.872cm"/>
          <text:p/>
          <draw:enhanced-geometry svg:viewBox="0 0 21600 21600" draw:type="rectangle" draw:enhanced-path="M 0 0 L 21600 0 21600 21600 0 21600 0 0 Z N"/>
        </draw:custom-shape>
        <draw:polyline draw:style-name="gr4" draw:text-style-name="P5" draw:layer="layout" svg:width="0.219cm" svg:height="0.22cm" draw:transform="rotate (2.35305289753875) translate (14.4440083128519cm 6.26300836524789cm)" svg:viewBox="0 0 220 221" draw:points="0,221 0,0 220,0">
          <text:p/>
        </draw:polyline>
        <draw:custom-shape draw:style-name="gr3" draw:text-style-name="P4" draw:layer="layout" svg:width="0.312cm" svg:height="1.25cm" svg:x="16.491cm" svg:y="6.107cm">
          <draw:glue-point draw:id="4" svg:x="-5cm" svg:y="1.872cm"/>
          <draw:glue-point draw:id="5" svg:x="-5cm" svg:y="0cm"/>
          <draw:glue-point draw:id="6" svg:x="-5cm" svg:y="-1.88cm"/>
          <draw:glue-point draw:id="7" svg:x="5cm" svg:y="-1.88cm"/>
          <draw:glue-point draw:id="8" svg:x="5cm" svg:y="1.872cm"/>
          <text:p/>
          <draw:enhanced-geometry svg:viewBox="0 0 21600 21600" draw:type="rectangle" draw:enhanced-path="M 0 0 L 21600 0 21600 21600 0 21600 0 0 Z N"/>
        </draw:custom-shape>
        <draw:polyline draw:style-name="gr4" draw:text-style-name="P5" draw:layer="layout" svg:width="0.219cm" svg:height="0.22cm" draw:transform="rotate (2.35305289753875) translate (16.6460083128519cm 6.26300836524789cm)" svg:viewBox="0 0 220 221" draw:points="0,221 0,0 220,0">
          <text:p/>
        </draw:polyline>
        <draw:custom-shape draw:style-name="gr8" draw:text-style-name="P9" xml:id="id10" draw:id="id10" draw:layer="layout" svg:width="0.86cm" svg:height="0.938cm" svg:x="17.584cm" svg:y="6.263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2"><text:span text:style-name="T1">RF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9" draw:text-style-name="P5" draw:layer="layout" svg:width="0.546cm" svg:height="0.936cm" svg:x="12.818cm" svg:y="6.263cm" svg:viewBox="0 0 547 937" draw:points="0,0 547,234 547,703 0,937 0,625 157,469 0,312">
          <text:p/>
        </draw:polygon>
        <draw:frame draw:style-name="gr6" draw:text-style-name="P6" draw:layer="layout" svg:width="0.781cm" svg:height="0.568cm" svg:x="16.803cm" svg:y="6.164cm">
          <draw:text-box>
            <text:p><text:span text:style-name="T2">t0</text:span></text:p>
          </draw:text-box>
        </draw:frame>
        <draw:polygon draw:style-name="gr10" draw:text-style-name="P10" xml:id="id8" draw:id="id8" draw:layer="layout" svg:width="0.546cm" svg:height="0.936cm" svg:x="12.828cm" svg:y="6.274cm" svg:viewBox="0 0 547 937" draw:points="0,0 547,234 547,703 0,937 0,625 157,469 0,312">
          <draw:glue-point draw:id="4" svg:x="-4.99cm" svg:y="-2.614cm"/>
          <draw:glue-point draw:id="5" svg:x="4.826cm" svg:y="0cm"/>
          <draw:glue-point draw:id="6" svg:x="-5.173cm" svg:y="2.39cm"/>
          <text:p/>
        </draw:polygon>
        <draw:frame draw:style-name="gr6" draw:text-style-name="P6" draw:layer="layout" svg:width="0.781cm" svg:height="0.568cm" svg:x="11.313cm" svg:y="6.47cm">
          <draw:text-box>
            <text:p><text:span text:style-name="T2">s1</text:span></text:p>
          </draw:text-box>
        </draw:frame>
        <draw:frame draw:style-name="gr6" draw:text-style-name="P6" draw:layer="layout" svg:width="0.303cm" svg:height="0.568cm" svg:x="13.01cm" svg:y="6.419cm">
          <draw:text-box>
            <text:p><text:span text:style-name="T2">&amp;</text:span></text:p>
          </draw:text-box>
        </draw:frame>
        <draw:connector draw:style-name="gr5" draw:layer="layout" svg:x1="12.406cm" svg:y1="6.966cm" svg:x2="12.828cm" svg:y2="6.965cm" draw:end-shape="id8" draw:end-glue-point="6" svg:d="M12406 6966h-98v-1h520" svg:viewBox="0 0 521 2">
          <text:p/>
        </draw:connector>
        <draw:connector draw:style-name="gr5" xml:id="id22" draw:id="id22" draw:layer="layout" svg:x1="12.406cm" svg:y1="6.497cm" svg:x2="12.829cm" svg:y2="6.498cm" draw:end-shape="id8" draw:end-glue-point="4" svg:d="M12406 6497h-98v1h521" svg:viewBox="0 0 522 2">
          <text:p/>
        </draw:connector>
        <draw:connector draw:style-name="gr5" draw:layer="layout" svg:x1="14.601cm" svg:y1="6.732cm" svg:x2="15.162cm" svg:y2="6.732cm" draw:end-shape="id9" draw:end-glue-point="10" svg:d="M14601 6732h561" svg:viewBox="0 0 562 1">
          <text:p/>
        </draw:connector>
        <draw:connector draw:style-name="gr5" draw:layer="layout" svg:x1="16.022cm" svg:y1="6.732cm" svg:x2="16.491cm" svg:y2="6.732cm" draw:start-shape="id9" draw:start-glue-point="6" svg:d="M16022 6732h469" svg:viewBox="0 0 470 1">
          <text:p/>
        </draw:connector>
        <draw:connector draw:style-name="gr5" draw:layer="layout" svg:x1="16.803cm" svg:y1="6.732cm" svg:x2="17.584cm" svg:y2="6.732cm" draw:end-shape="id10" draw:end-glue-point="10" svg:d="M16803 6732h781" svg:viewBox="0 0 782 1">
          <text:p/>
        </draw:connector>
        <draw:connector draw:style-name="gr5" draw:layer="layout" draw:line-skew="-0.626cm" svg:x1="14.601cm" svg:y1="6.732cm" svg:x2="16.491cm" svg:y2="7.279cm" svg:d="M14601 6732h319v547h1571" svg:viewBox="0 0 1891 548">
          <text:p/>
        </draw:connector>
        <draw:frame draw:style-name="gr6" draw:text-style-name="P6" draw:layer="layout" svg:width="0.781cm" svg:height="0.568cm" svg:x="11.313cm" svg:y="5.93cm">
          <draw:text-box>
            <text:p><text:span text:style-name="T2">s0</text:span></text:p>
          </draw:text-box>
        </draw:frame>
        <draw:custom-shape draw:style-name="gr2" draw:text-style-name="P3" xml:id="id11" draw:id="id11" draw:layer="layout" svg:width="0.86cm" svg:height="0.938cm" svg:x="10.454cm" svg:y="7.899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2"><text:span text:style-name="T1">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312cm" svg:height="1.25cm" svg:x="12.095cm" svg:y="7.743cm">
          <draw:glue-point draw:id="4" svg:x="-5cm" svg:y="1.872cm"/>
          <draw:glue-point draw:id="5" svg:x="-5cm" svg:y="0cm"/>
          <draw:glue-point draw:id="6" svg:x="-5cm" svg:y="-1.88cm"/>
          <draw:glue-point draw:id="7" svg:x="5cm" svg:y="-1.88cm"/>
          <draw:glue-point draw:id="8" svg:x="5cm" svg:y="1.872cm"/>
          <text:p/>
          <draw:enhanced-geometry svg:viewBox="0 0 21600 21600" draw:type="rectangle" draw:enhanced-path="M 0 0 L 21600 0 21600 21600 0 21600 0 0 Z N"/>
        </draw:custom-shape>
        <draw:polyline draw:style-name="gr4" draw:text-style-name="P5" draw:layer="layout" svg:width="0.219cm" svg:height="0.22cm" draw:transform="rotate (2.35305289753875) translate (12.2500083128519cm 7.89900836524789cm)" svg:viewBox="0 0 220 221" draw:points="0,221 0,0 220,0">
          <text:p/>
        </draw:polyline>
        <draw:connector draw:style-name="gr5" draw:layer="layout" svg:x1="11.314cm" svg:y1="8.368cm" svg:x2="12.095cm" svg:y2="8.368cm" draw:start-shape="id11" draw:start-glue-point="6" svg:d="M11314 8368h781" svg:viewBox="0 0 782 1">
          <text:p/>
        </draw:connector>
        <draw:frame draw:style-name="gr6" draw:text-style-name="P6" draw:layer="layout" svg:width="0.781cm" svg:height="0.568cm" svg:x="11.314cm" svg:y="7.835cm">
          <draw:text-box>
            <text:p><text:span text:style-name="T2">or</text:span></text:p>
          </draw:text-box>
        </draw:frame>
        <draw:custom-shape draw:style-name="gr8" draw:text-style-name="P9" xml:id="id12" draw:id="id12" draw:layer="layout" svg:width="0.86cm" svg:height="0.938cm" svg:x="12.62cm" svg:y="7.899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2"><text:span text:style-name="T1">R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layer="layout" svg:x1="12.407cm" svg:y1="8.368cm" svg:x2="12.62cm" svg:y2="8.134cm" draw:end-shape="id12" draw:end-glue-point="8" svg:d="M12407 8368h-307v-234h520" svg:viewBox="0 0 521 235">
          <text:p/>
        </draw:connector>
        <draw:connector draw:style-name="gr5" draw:layer="layout" svg:x1="12.407cm" svg:y1="8.368cm" svg:x2="12.62cm" svg:y2="8.601cm" draw:end-shape="id12" draw:end-glue-point="7" svg:d="M12407 8368h-307v233h520" svg:viewBox="0 0 521 234">
          <text:p/>
        </draw:connector>
        <draw:custom-shape draw:style-name="gr3" draw:text-style-name="P4" draw:layer="layout" svg:width="0.312cm" svg:height="1.25cm" svg:x="12.096cm" svg:y="7.743cm">
          <draw:glue-point draw:id="4" svg:x="-5cm" svg:y="1.872cm"/>
          <draw:glue-point draw:id="5" svg:x="-5cm" svg:y="0cm"/>
          <draw:glue-point draw:id="6" svg:x="-5cm" svg:y="-1.88cm"/>
          <draw:glue-point draw:id="7" svg:x="5cm" svg:y="-1.88cm"/>
          <draw:glue-point draw:id="8" svg:x="5cm" svg:y="1.872cm"/>
          <text:p/>
          <draw:enhanced-geometry svg:viewBox="0 0 21600 21600" draw:type="rectangle" draw:enhanced-path="M 0 0 L 21600 0 21600 21600 0 21600 0 0 Z N"/>
        </draw:custom-shape>
        <draw:polyline draw:style-name="gr4" draw:text-style-name="P5" draw:layer="layout" svg:width="0.219cm" svg:height="0.22cm" draw:transform="rotate (2.35305289753875) translate (12.2510083128519cm 7.89900836524789cm)" svg:viewBox="0 0 220 221" draw:points="0,221 0,0 220,0">
          <text:p/>
        </draw:polyline>
        <draw:custom-shape draw:style-name="gr3" draw:text-style-name="P4" draw:layer="layout" svg:width="0.312cm" svg:height="1.25cm" svg:x="14.261cm" svg:y="7.743cm">
          <draw:glue-point draw:id="4" svg:x="-5cm" svg:y="1.872cm"/>
          <draw:glue-point draw:id="5" svg:x="-5cm" svg:y="0cm"/>
          <draw:glue-point draw:id="6" svg:x="-5cm" svg:y="-1.88cm"/>
          <draw:glue-point draw:id="7" svg:x="5cm" svg:y="-1.88cm"/>
          <draw:glue-point draw:id="8" svg:x="5cm" svg:y="1.872cm"/>
          <text:p/>
          <draw:enhanced-geometry svg:viewBox="0 0 21600 21600" draw:type="rectangle" draw:enhanced-path="M 0 0 L 21600 0 21600 21600 0 21600 0 0 Z N"/>
        </draw:custom-shape>
        <draw:polyline draw:style-name="gr4" draw:text-style-name="P5" draw:layer="layout" svg:width="0.219cm" svg:height="0.22cm" draw:transform="rotate (2.35305289753875) translate (14.4160083128519cm 7.8990083652479cm)" svg:viewBox="0 0 220 221" draw:points="0,221 0,0 220,0">
          <text:p/>
        </draw:polyline>
        <draw:connector draw:style-name="gr5" draw:layer="layout" svg:x1="13.48cm" svg:y1="8.134cm" svg:x2="14.261cm" svg:y2="8.133cm" draw:start-shape="id12" draw:start-glue-point="5" svg:d="M13480 8134h651v-1h130" svg:viewBox="0 0 782 2">
          <text:p/>
        </draw:connector>
        <draw:connector draw:style-name="gr5" draw:layer="layout" draw:line-skew="0.457cm" svg:x1="15.531cm" svg:y1="8.378cm" svg:x2="16.456cm" svg:y2="8.368cm" draw:start-shape="id13" draw:start-glue-point="5" svg:d="M15531 8378h1185v-10h-260" svg:viewBox="0 0 1186 11">
          <text:p/>
        </draw:connector>
        <draw:connector draw:style-name="gr5" draw:layer="layout" svg:x1="13.48cm" svg:y1="8.601cm" svg:x2="14.261cm" svg:y2="8.601cm" draw:start-shape="id12" draw:start-glue-point="4" svg:d="M13480 8601h781" svg:viewBox="0 0 782 1">
          <text:p/>
        </draw:connector>
        <draw:custom-shape draw:style-name="gr8" draw:text-style-name="P9" xml:id="id14" draw:id="id14" draw:layer="layout" svg:width="0.86cm" svg:height="0.938cm" svg:x="17.329cm" svg:y="7.899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2"><text:span text:style-name="T1">D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312cm" svg:height="1.25cm" svg:x="16.456cm" svg:y="7.743cm">
          <draw:glue-point draw:id="4" svg:x="-5cm" svg:y="1.872cm"/>
          <draw:glue-point draw:id="5" svg:x="-5cm" svg:y="0cm"/>
          <draw:glue-point draw:id="6" svg:x="-5cm" svg:y="-1.88cm"/>
          <draw:glue-point draw:id="7" svg:x="5cm" svg:y="-1.88cm"/>
          <draw:glue-point draw:id="8" svg:x="5cm" svg:y="1.872cm"/>
          <text:p/>
          <draw:enhanced-geometry svg:viewBox="0 0 21600 21600" draw:type="rectangle" draw:enhanced-path="M 0 0 L 21600 0 21600 21600 0 21600 0 0 Z N"/>
        </draw:custom-shape>
        <draw:polyline draw:style-name="gr4" draw:text-style-name="P5" draw:layer="layout" svg:width="0.219cm" svg:height="0.22cm" draw:transform="rotate (2.35305289753875) translate (16.6110083128519cm 7.89900836524789cm)" svg:viewBox="0 0 220 221" draw:points="0,221 0,0 220,0">
          <text:p/>
        </draw:polyline>
        <draw:custom-shape draw:style-name="gr3" draw:text-style-name="P4" draw:layer="layout" svg:width="0.312cm" svg:height="1.25cm" svg:x="18.658cm" svg:y="7.743cm">
          <draw:glue-point draw:id="4" svg:x="-5cm" svg:y="1.872cm"/>
          <draw:glue-point draw:id="5" svg:x="-5cm" svg:y="0cm"/>
          <draw:glue-point draw:id="6" svg:x="-5cm" svg:y="-1.88cm"/>
          <draw:glue-point draw:id="7" svg:x="5cm" svg:y="-1.88cm"/>
          <draw:glue-point draw:id="8" svg:x="5cm" svg:y="1.872cm"/>
          <text:p/>
          <draw:enhanced-geometry svg:viewBox="0 0 21600 21600" draw:type="rectangle" draw:enhanced-path="M 0 0 L 21600 0 21600 21600 0 21600 0 0 Z N"/>
        </draw:custom-shape>
        <draw:polyline draw:style-name="gr4" draw:text-style-name="P5" draw:layer="layout" svg:width="0.219cm" svg:height="0.22cm" draw:transform="rotate (2.35305289753875) translate (18.8130083128519cm 7.89900836524789cm)" svg:viewBox="0 0 220 221" draw:points="0,221 0,0 220,0">
          <text:p/>
        </draw:polyline>
        <draw:custom-shape draw:style-name="gr8" draw:text-style-name="P9" xml:id="id15" draw:id="id15" draw:layer="layout" svg:width="0.86cm" svg:height="0.938cm" svg:x="19.751cm" svg:y="7.899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2"><text:span text:style-name="T1">RF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9" draw:text-style-name="P5" draw:layer="layout" svg:width="0.546cm" svg:height="0.936cm" svg:x="14.985cm" svg:y="7.899cm" svg:viewBox="0 0 547 937" draw:points="0,0 547,234 547,703 0,937 0,625 157,469 0,312">
          <text:p/>
        </draw:polygon>
        <draw:frame draw:style-name="gr6" draw:text-style-name="P6" draw:layer="layout" svg:width="0.781cm" svg:height="0.568cm" svg:x="18.97cm" svg:y="7.8cm">
          <draw:text-box>
            <text:p><text:span text:style-name="T2">t1</text:span></text:p>
          </draw:text-box>
        </draw:frame>
        <draw:polygon draw:style-name="gr10" draw:text-style-name="P10" xml:id="id13" draw:id="id13" draw:layer="layout" svg:width="0.546cm" svg:height="0.936cm" svg:x="14.995cm" svg:y="7.91cm" svg:viewBox="0 0 547 937" draw:points="0,0 547,234 547,703 0,937 0,625 157,469 0,312">
          <draw:glue-point draw:id="4" svg:x="-4.99cm" svg:y="-2.614cm"/>
          <draw:glue-point draw:id="5" svg:x="4.826cm" svg:y="0cm"/>
          <draw:glue-point draw:id="6" svg:x="-5.173cm" svg:y="2.39cm"/>
          <text:p/>
        </draw:polygon>
        <draw:frame draw:style-name="gr6" draw:text-style-name="P6" draw:layer="layout" svg:width="0.781cm" svg:height="0.568cm" svg:x="13.48cm" svg:y="8.106cm">
          <draw:text-box>
            <text:p><text:span text:style-name="T2">s0</text:span></text:p>
          </draw:text-box>
        </draw:frame>
        <draw:frame draw:style-name="gr6" draw:text-style-name="P6" draw:layer="layout" svg:width="0.303cm" svg:height="0.568cm" svg:x="15.177cm" svg:y="8.055cm">
          <draw:text-box>
            <text:p><text:span text:style-name="T2">|</text:span></text:p>
          </draw:text-box>
        </draw:frame>
        <draw:connector draw:style-name="gr5" xml:id="id23" draw:id="id23" draw:layer="layout" svg:x1="14.573cm" svg:y1="8.602cm" svg:x2="14.995cm" svg:y2="8.601cm" draw:end-shape="id13" draw:end-glue-point="6" svg:d="M14573 8602h-98v-1h520" svg:viewBox="0 0 521 2">
          <text:p/>
        </draw:connector>
        <draw:connector draw:style-name="gr5" draw:layer="layout" svg:x1="14.573cm" svg:y1="8.133cm" svg:x2="14.996cm" svg:y2="8.134cm" draw:end-shape="id13" draw:end-glue-point="4" svg:d="M14573 8133h-98v1h521" svg:viewBox="0 0 522 2">
          <text:p/>
        </draw:connector>
        <draw:connector draw:style-name="gr5" draw:layer="layout" svg:x1="16.768cm" svg:y1="8.368cm" svg:x2="17.329cm" svg:y2="8.368cm" draw:end-shape="id14" draw:end-glue-point="10" svg:d="M16768 8368h561" svg:viewBox="0 0 562 1">
          <text:p/>
        </draw:connector>
        <draw:connector draw:style-name="gr5" draw:layer="layout" svg:x1="18.189cm" svg:y1="8.368cm" svg:x2="18.658cm" svg:y2="8.368cm" draw:start-shape="id14" draw:start-glue-point="6" svg:d="M18189 8368h469" svg:viewBox="0 0 470 1">
          <text:p/>
        </draw:connector>
        <draw:connector draw:style-name="gr5" draw:layer="layout" svg:x1="18.97cm" svg:y1="8.368cm" svg:x2="19.751cm" svg:y2="8.368cm" draw:end-shape="id15" draw:end-glue-point="10" svg:d="M18970 8368h781" svg:viewBox="0 0 782 1">
          <text:p/>
        </draw:connector>
        <draw:connector draw:style-name="gr5" draw:layer="layout" draw:line-skew="-0.626cm" svg:x1="16.768cm" svg:y1="8.368cm" svg:x2="18.658cm" svg:y2="8.915cm" svg:d="M16768 8368h319v547h1571" svg:viewBox="0 0 1891 548">
          <text:p/>
        </draw:connector>
        <draw:frame draw:style-name="gr6" draw:text-style-name="P6" draw:layer="layout" svg:width="0.781cm" svg:height="0.568cm" svg:x="13.48cm" svg:y="7.566cm">
          <draw:text-box>
            <text:p><text:span text:style-name="T2">s4</text:span></text:p>
          </draw:text-box>
        </draw:frame>
        <draw:custom-shape draw:style-name="gr2" draw:text-style-name="P3" xml:id="id16" draw:id="id16" draw:layer="layout" svg:width="0.86cm" svg:height="0.938cm" svg:x="12.619cm" svg:y="9.54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2"><text:span text:style-name="T1">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312cm" svg:height="1.25cm" svg:x="14.26cm" svg:y="9.384cm">
          <draw:glue-point draw:id="4" svg:x="-5cm" svg:y="1.872cm"/>
          <draw:glue-point draw:id="5" svg:x="-5cm" svg:y="0cm"/>
          <draw:glue-point draw:id="6" svg:x="-5cm" svg:y="-1.88cm"/>
          <draw:glue-point draw:id="7" svg:x="5cm" svg:y="-1.88cm"/>
          <draw:glue-point draw:id="8" svg:x="5cm" svg:y="1.872cm"/>
          <text:p/>
          <draw:enhanced-geometry svg:viewBox="0 0 21600 21600" draw:type="rectangle" draw:enhanced-path="M 0 0 L 21600 0 21600 21600 0 21600 0 0 Z N"/>
        </draw:custom-shape>
        <draw:polyline draw:style-name="gr4" draw:text-style-name="P5" draw:layer="layout" svg:width="0.219cm" svg:height="0.22cm" draw:transform="rotate (2.35305289753875) translate (14.4150083128519cm 9.54000836524789cm)" svg:viewBox="0 0 220 221" draw:points="0,221 0,0 220,0">
          <text:p/>
        </draw:polyline>
        <draw:connector draw:style-name="gr5" draw:layer="layout" svg:x1="13.479cm" svg:y1="10.009cm" svg:x2="14.26cm" svg:y2="10.009cm" draw:start-shape="id16" draw:start-glue-point="6" svg:d="M13479 10009h781" svg:viewBox="0 0 782 1">
          <text:p/>
        </draw:connector>
        <draw:frame draw:style-name="gr6" draw:text-style-name="P6" draw:layer="layout" svg:width="0.781cm" svg:height="0.568cm" svg:x="13.479cm" svg:y="9.476cm">
          <draw:text-box>
            <text:p><text:span text:style-name="T2">sub</text:span></text:p>
          </draw:text-box>
        </draw:frame>
        <draw:custom-shape draw:style-name="gr8" draw:text-style-name="P9" xml:id="id17" draw:id="id17" draw:layer="layout" svg:width="0.86cm" svg:height="0.938cm" svg:x="14.785cm" svg:y="9.54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2"><text:span text:style-name="T1">R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layer="layout" svg:x1="14.572cm" svg:y1="10.009cm" svg:x2="14.785cm" svg:y2="9.775cm" draw:end-shape="id17" draw:end-glue-point="8" svg:d="M14572 10009h-307v-234h520" svg:viewBox="0 0 521 235">
          <text:p/>
        </draw:connector>
        <draw:connector draw:style-name="gr5" draw:layer="layout" svg:x1="14.572cm" svg:y1="10.009cm" svg:x2="14.785cm" svg:y2="10.242cm" draw:end-shape="id17" draw:end-glue-point="7" svg:d="M14572 10009h-307v233h520" svg:viewBox="0 0 521 234">
          <text:p/>
        </draw:connector>
        <draw:custom-shape draw:style-name="gr3" draw:text-style-name="P4" draw:layer="layout" svg:width="0.312cm" svg:height="1.25cm" svg:x="14.261cm" svg:y="9.384cm">
          <draw:glue-point draw:id="4" svg:x="-5cm" svg:y="1.872cm"/>
          <draw:glue-point draw:id="5" svg:x="-5cm" svg:y="0cm"/>
          <draw:glue-point draw:id="6" svg:x="-5cm" svg:y="-1.88cm"/>
          <draw:glue-point draw:id="7" svg:x="5cm" svg:y="-1.88cm"/>
          <draw:glue-point draw:id="8" svg:x="5cm" svg:y="1.872cm"/>
          <text:p/>
          <draw:enhanced-geometry svg:viewBox="0 0 21600 21600" draw:type="rectangle" draw:enhanced-path="M 0 0 L 21600 0 21600 21600 0 21600 0 0 Z N"/>
        </draw:custom-shape>
        <draw:polyline draw:style-name="gr4" draw:text-style-name="P5" draw:layer="layout" svg:width="0.219cm" svg:height="0.22cm" draw:transform="rotate (2.35305289753875) translate (14.4160083128519cm 9.54000836524789cm)" svg:viewBox="0 0 220 221" draw:points="0,221 0,0 220,0">
          <text:p/>
        </draw:polyline>
        <draw:custom-shape draw:style-name="gr3" draw:text-style-name="P4" draw:layer="layout" svg:width="0.312cm" svg:height="1.25cm" svg:x="16.426cm" svg:y="9.384cm">
          <draw:glue-point draw:id="4" svg:x="-5cm" svg:y="1.872cm"/>
          <draw:glue-point draw:id="5" svg:x="-5cm" svg:y="0cm"/>
          <draw:glue-point draw:id="6" svg:x="-5cm" svg:y="-1.88cm"/>
          <draw:glue-point draw:id="7" svg:x="5cm" svg:y="-1.88cm"/>
          <draw:glue-point draw:id="8" svg:x="5cm" svg:y="1.872cm"/>
          <text:p/>
          <draw:enhanced-geometry svg:viewBox="0 0 21600 21600" draw:type="rectangle" draw:enhanced-path="M 0 0 L 21600 0 21600 21600 0 21600 0 0 Z N"/>
        </draw:custom-shape>
        <draw:polyline draw:style-name="gr4" draw:text-style-name="P5" draw:layer="layout" svg:width="0.219cm" svg:height="0.22cm" draw:transform="rotate (2.35305289753875) translate (16.5810083128519cm 9.5400083652479cm)" svg:viewBox="0 0 220 221" draw:points="0,221 0,0 220,0">
          <text:p/>
        </draw:polyline>
        <draw:connector draw:style-name="gr5" draw:layer="layout" svg:x1="15.645cm" svg:y1="9.775cm" svg:x2="16.426cm" svg:y2="9.774cm" draw:start-shape="id17" draw:start-glue-point="5" svg:d="M15645 9775h651v-1h130" svg:viewBox="0 0 782 2">
          <text:p/>
        </draw:connector>
        <draw:connector draw:style-name="gr5" draw:layer="layout" draw:line-skew="0.457cm" svg:x1="17.696cm" svg:y1="10.019cm" svg:x2="18.621cm" svg:y2="10.009cm" draw:start-shape="id18" draw:start-glue-point="5" svg:d="M17696 10019h1185v-10h-260" svg:viewBox="0 0 1186 11">
          <text:p/>
        </draw:connector>
        <draw:connector draw:style-name="gr5" draw:layer="layout" svg:x1="15.645cm" svg:y1="10.242cm" svg:x2="16.426cm" svg:y2="10.242cm" draw:start-shape="id17" draw:start-glue-point="4" svg:d="M15645 10242h781" svg:viewBox="0 0 782 1">
          <text:p/>
        </draw:connector>
        <draw:custom-shape draw:style-name="gr8" draw:text-style-name="P9" xml:id="id19" draw:id="id19" draw:layer="layout" svg:width="0.86cm" svg:height="0.938cm" svg:x="19.494cm" svg:y="9.54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2"><text:span text:style-name="T1">D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312cm" svg:height="1.25cm" svg:x="18.621cm" svg:y="9.384cm">
          <draw:glue-point draw:id="4" svg:x="-5cm" svg:y="1.872cm"/>
          <draw:glue-point draw:id="5" svg:x="-5cm" svg:y="0cm"/>
          <draw:glue-point draw:id="6" svg:x="-5cm" svg:y="-1.88cm"/>
          <draw:glue-point draw:id="7" svg:x="5cm" svg:y="-1.88cm"/>
          <draw:glue-point draw:id="8" svg:x="5cm" svg:y="1.872cm"/>
          <text:p/>
          <draw:enhanced-geometry svg:viewBox="0 0 21600 21600" draw:type="rectangle" draw:enhanced-path="M 0 0 L 21600 0 21600 21600 0 21600 0 0 Z N"/>
        </draw:custom-shape>
        <draw:polyline draw:style-name="gr4" draw:text-style-name="P5" draw:layer="layout" svg:width="0.219cm" svg:height="0.22cm" draw:transform="rotate (2.35305289753875) translate (18.7760083128519cm 9.54000836524789cm)" svg:viewBox="0 0 220 221" draw:points="0,221 0,0 220,0">
          <text:p/>
        </draw:polyline>
        <draw:custom-shape draw:style-name="gr3" draw:text-style-name="P4" draw:layer="layout" svg:width="0.312cm" svg:height="1.25cm" svg:x="20.823cm" svg:y="9.384cm">
          <draw:glue-point draw:id="4" svg:x="-5cm" svg:y="1.872cm"/>
          <draw:glue-point draw:id="5" svg:x="-5cm" svg:y="0cm"/>
          <draw:glue-point draw:id="6" svg:x="-5cm" svg:y="-1.88cm"/>
          <draw:glue-point draw:id="7" svg:x="5cm" svg:y="-1.88cm"/>
          <draw:glue-point draw:id="8" svg:x="5cm" svg:y="1.872cm"/>
          <text:p/>
          <draw:enhanced-geometry svg:viewBox="0 0 21600 21600" draw:type="rectangle" draw:enhanced-path="M 0 0 L 21600 0 21600 21600 0 21600 0 0 Z N"/>
        </draw:custom-shape>
        <draw:polyline draw:style-name="gr4" draw:text-style-name="P5" draw:layer="layout" svg:width="0.219cm" svg:height="0.22cm" draw:transform="rotate (2.35305289753875) translate (20.9780083128519cm 9.54000836524789cm)" svg:viewBox="0 0 220 221" draw:points="0,221 0,0 220,0">
          <text:p/>
        </draw:polyline>
        <draw:custom-shape draw:style-name="gr8" draw:text-style-name="P9" xml:id="id20" draw:id="id20" draw:layer="layout" svg:width="0.86cm" svg:height="0.938cm" svg:x="21.916cm" svg:y="9.54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2"><text:span text:style-name="T1">RF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9" draw:text-style-name="P5" draw:layer="layout" svg:width="0.546cm" svg:height="0.936cm" svg:x="17.15cm" svg:y="9.54cm" svg:viewBox="0 0 547 937" draw:points="0,0 547,234 547,703 0,937 0,625 157,469 0,312">
          <text:p/>
        </draw:polygon>
        <draw:frame draw:style-name="gr6" draw:text-style-name="P6" draw:layer="layout" svg:width="0.781cm" svg:height="0.568cm" svg:x="21.135cm" svg:y="9.441cm">
          <draw:text-box>
            <text:p><text:span text:style-name="T2">t2</text:span></text:p>
          </draw:text-box>
        </draw:frame>
        <draw:polygon draw:style-name="gr10" draw:text-style-name="P10" xml:id="id18" draw:id="id18" draw:layer="layout" svg:width="0.546cm" svg:height="0.936cm" svg:x="17.16cm" svg:y="9.551cm" svg:viewBox="0 0 547 937" draw:points="0,0 547,234 547,703 0,937 0,625 157,469 0,312">
          <draw:glue-point draw:id="4" svg:x="-4.99cm" svg:y="-2.614cm"/>
          <draw:glue-point draw:id="5" svg:x="4.826cm" svg:y="0cm"/>
          <draw:glue-point draw:id="6" svg:x="-5.173cm" svg:y="2.39cm"/>
          <text:p/>
        </draw:polygon>
        <draw:frame draw:style-name="gr6" draw:text-style-name="P6" draw:layer="layout" svg:width="0.781cm" svg:height="0.568cm" svg:x="15.645cm" svg:y="9.747cm">
          <draw:text-box>
            <text:p><text:span text:style-name="T2">s5</text:span></text:p>
          </draw:text-box>
        </draw:frame>
        <draw:frame draw:style-name="gr6" draw:text-style-name="P6" draw:layer="layout" svg:width="0.303cm" svg:height="0.568cm" svg:x="17.342cm" svg:y="9.696cm">
          <draw:text-box>
            <text:p><text:span text:style-name="T2">-</text:span></text:p>
          </draw:text-box>
        </draw:frame>
        <draw:connector draw:style-name="gr5" draw:layer="layout" svg:x1="16.738cm" svg:y1="10.243cm" svg:x2="17.16cm" svg:y2="10.242cm" draw:end-shape="id18" draw:end-glue-point="6" svg:d="M16738 10243h-98v-1h520" svg:viewBox="0 0 521 2">
          <text:p/>
        </draw:connector>
        <draw:connector draw:style-name="gr5" draw:layer="layout" svg:x1="16.738cm" svg:y1="9.774cm" svg:x2="17.161cm" svg:y2="9.775cm" draw:end-shape="id18" draw:end-glue-point="4" svg:d="M16738 9774h-98v1h521" svg:viewBox="0 0 522 2">
          <text:p/>
        </draw:connector>
        <draw:connector draw:style-name="gr5" draw:layer="layout" svg:x1="18.933cm" svg:y1="10.009cm" svg:x2="19.494cm" svg:y2="10.009cm" draw:end-shape="id19" draw:end-glue-point="10" svg:d="M18933 10009h561" svg:viewBox="0 0 562 1">
          <text:p/>
        </draw:connector>
        <draw:connector draw:style-name="gr5" draw:layer="layout" svg:x1="20.354cm" svg:y1="10.009cm" svg:x2="20.823cm" svg:y2="10.009cm" draw:start-shape="id19" draw:start-glue-point="6" svg:d="M20354 10009h469" svg:viewBox="0 0 470 1">
          <text:p/>
        </draw:connector>
        <draw:connector draw:style-name="gr5" draw:layer="layout" svg:x1="21.135cm" svg:y1="10.009cm" svg:x2="21.916cm" svg:y2="10.009cm" draw:end-shape="id20" draw:end-glue-point="10" svg:d="M21135 10009h781" svg:viewBox="0 0 782 1">
          <text:p/>
        </draw:connector>
        <draw:connector draw:style-name="gr5" draw:layer="layout" draw:line-skew="-0.626cm" svg:x1="18.933cm" svg:y1="10.009cm" svg:x2="20.823cm" svg:y2="10.556cm" svg:d="M18933 10009h319v547h1571" svg:viewBox="0 0 1891 548">
          <text:p/>
        </draw:connector>
        <draw:frame draw:style-name="gr6" draw:text-style-name="P6" draw:layer="layout" svg:width="0.781cm" svg:height="0.568cm" svg:x="15.645cm" svg:y="9.207cm">
          <draw:text-box>
            <text:p><text:span text:style-name="T2">s0</text:span></text:p>
          </draw:text-box>
        </draw:frame>
        <draw:frame draw:style-name="gr12" draw:text-style-name="P13" draw:layer="layout" svg:width="0.781cm" svg:height="0.737cm" svg:x="8.777cm" svg:y="2.845cm">
          <draw:text-box>
            <text:p><text:span text:style-name="T1">2</text:span></text:p>
          </draw:text-box>
        </draw:frame>
        <draw:frame draw:style-name="gr12" draw:text-style-name="P13" draw:layer="layout" svg:width="0.781cm" svg:height="0.737cm" svg:x="10.964cm" svg:y="2.845cm">
          <draw:text-box>
            <text:p><text:span text:style-name="T1">3</text:span></text:p>
          </draw:text-box>
        </draw:frame>
        <draw:frame draw:style-name="gr12" draw:text-style-name="P13" draw:layer="layout" svg:width="0.781cm" svg:height="0.737cm" svg:x="13.152cm" svg:y="2.845cm">
          <draw:text-box>
            <text:p><text:span text:style-name="T1">4</text:span></text:p>
          </draw:text-box>
        </draw:frame>
        <draw:frame draw:style-name="gr12" draw:text-style-name="P13" draw:layer="layout" svg:width="0.781cm" svg:height="0.737cm" svg:x="17.527cm" svg:y="2.845cm">
          <draw:text-box>
            <text:p><text:span text:style-name="T1">6</text:span></text:p>
          </draw:text-box>
        </draw:frame>
        <draw:frame draw:style-name="gr12" draw:text-style-name="P13" draw:layer="layout" svg:width="0.781cm" svg:height="0.737cm" svg:x="21.902cm" svg:y="2.845cm">
          <draw:text-box>
            <text:p><text:span text:style-name="T1">8</text:span></text:p>
          </draw:text-box>
        </draw:frame>
        <draw:frame draw:style-name="gr12" draw:text-style-name="P13" draw:layer="layout" svg:width="0.781cm" svg:height="0.737cm" svg:x="19.714cm" svg:y="2.845cm">
          <draw:text-box>
            <text:p><text:span text:style-name="T1">7</text:span></text:p>
          </draw:text-box>
        </draw:frame>
        <draw:frame draw:style-name="gr12" draw:text-style-name="P13" draw:layer="layout" svg:width="0.781cm" svg:height="0.737cm" svg:x="15.339cm" svg:y="2.845cm">
          <draw:text-box>
            <text:p><text:span text:style-name="T1">5</text:span></text:p>
          </draw:text-box>
        </draw:frame>
        <draw:frame draw:style-name="gr6" draw:text-style-name="P6" draw:layer="layout" svg:width="0.781cm" svg:height="0.568cm" svg:x="9.147cm" svg:y="4.308cm">
          <draw:text-box>
            <text:p><text:span text:style-name="T2">s2</text:span></text:p>
          </draw:text-box>
        </draw:frame>
        <draw:line draw:style-name="gr13" draw:text-style-name="P5" draw:layer="layout" svg:x1="5.808cm" svg:y1="3.783cm" svg:x2="23.464cm" svg:y2="3.783cm">
          <text:p/>
        </draw:line>
        <draw:frame draw:style-name="gr11" draw:text-style-name="P12" draw:layer="layout" svg:width="5.144cm" svg:height="0.908cm" svg:x="0.962cm" svg:y="4.649cm">
          <draw:text-box>
            <text:p text:style-name="P7"><text:span text:style-name="T4">lw</text:span><text:span text:style-name="T4"><text:tab/></text:span><text:span text:style-name="T5">s0</text:span><text:span text:style-name="T4">, 40(x0)</text:span></text:p>
          </draw:text-box>
        </draw:frame>
        <draw:connector draw:style-name="gr14" draw:text-style-name="P5" draw:layer="layout" draw:type="line" svg:x1="14.089cm" svg:y1="5.111cm" svg:x2="12.308cm" svg:y2="6.497cm" draw:start-shape="id21" draw:start-glue-point="0" draw:end-shape="id22" draw:end-glue-point="0" svg:d="M14089 5111l-1781 1386" svg:viewBox="0 0 1782 1387">
          <text:p/>
        </draw:connector>
        <draw:connector draw:style-name="gr14" draw:text-style-name="P5" draw:layer="layout" draw:type="line" svg:x1="14.814cm" svg:y1="5.135cm" svg:x2="14.475cm" svg:y2="8.601cm" draw:end-shape="id23" draw:end-glue-point="0" svg:d="M14814 5135l-339 3466" svg:viewBox="0 0 340 3467">
          <text:p/>
        </draw:connector>
        <draw:connector draw:style-name="gr14" draw:text-style-name="P5" draw:layer="layout" draw:type="line" svg:x1="15.623cm" svg:y1="5.58cm" svg:x2="15.645cm" svg:y2="9.775cm" draw:start-shape="id24" draw:start-glue-point="2" draw:end-shape="id17" draw:end-glue-point="5" svg:d="M15623 5580l22 4195" svg:viewBox="0 0 23 4196">
          <text:p/>
        </draw:connector>
        <draw:frame draw:style-name="gr11" draw:text-style-name="P14" draw:layer="layout" svg:width="4.609cm" svg:height="0.908cm" svg:x="18.33cm" svg:y="3.933cm">
          <draw:text-box>
            <text:p text:style-name="P7"><text:span text:style-name="T4">Čas (cykly)</text:span></text:p>
          </draw:text-box>
        </draw:frame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1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APO_20_2" draw:display-name="Gradient APO 2" draw:style="axial" draw:start-color="#99ccff" draw:end-color="#83afdb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25cm" svg:stroke-color="#000000" draw:marker-start-width="0.356cm" draw:marker-start-center="false" draw:marker-end-width="0.356cm" draw:marker-end-center="false" draw:fill="none" draw:fill-color="#99ccff" draw:fill-gradient-name="Gradient_20_11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2" draw:fill="none" draw:fill-gradient-name="Gradient_20_10" draw:fill-hatch-name="Hatch_20_1" draw:fill-image-name="Bitmape_20_1"/>
      <style:text-properties fo:font-size="32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-dash="Dashed_20__28_var_29__20_2" svg:stroke-width="0.05cm" draw:fill-color="#ffcc99" draw:fill-gradient-name="Gradient_20_10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2pt" fo:language="en" fo:country="US" fo:font-weight="bold" style:language-asian="en" style:country-asian="US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203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top="0cm" fo:margin-bottom="0.20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background" style:family="presentation">
      <style:graphic-properties draw:stroke="none" draw:fill="none"/>
      <style:text-properties style:letter-kerning="true"/>
    </style:style>
    <style:style style:name="APO-english-od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PO-english-od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PO-english-odp-outline1" style:family="presentation">
      <style:graphic-properties draw:stroke="none" draw:fill="none" draw:auto-grow-height="false" draw:fit-to-size="shrink-to-fit" style:shrink-to-fit="true">
        <text:list-style style:name="APO-english-od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outline2" style:family="presentation" style:parent-style-name="APO-english-odp-outline1">
      <style:paragraph-properties fo:margin-left="0cm" fo:margin-right="0cm" fo:margin-top="0cm" fo:margin-bottom="0.203cm" fo:text-indent="0cm"/>
      <style:text-properties fo:font-size="22pt" style:font-size-asian="28pt" style:font-size-complex="28pt"/>
    </style:style>
    <style:style style:name="APO-english-odp-outline3" style:family="presentation" style:parent-style-name="APO-english-odp-outline2">
      <style:paragraph-properties fo:margin-left="0cm" fo:margin-right="0cm" fo:margin-top="0cm" fo:margin-bottom="0.203cm" fo:text-indent="0cm"/>
      <style:text-properties fo:font-size="24pt" style:font-size-asian="24pt" style:font-size-complex="24pt"/>
    </style:style>
    <style:style style:name="APO-english-odp-outline4" style:family="presentation" style:parent-style-name="APO-english-odp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PO-english-odp-outline5" style:family="presentation" style:parent-style-name="APO-english-odp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6" style:family="presentation" style:parent-style-name="APO-english-odp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7" style:family="presentation" style:parent-style-name="APO-english-odp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8" style:family="presentation" style:parent-style-name="APO-english-od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9" style:family="presentation" style:parent-style-name="APO-english-od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subtitle" style:family="presentation">
      <style:graphic-properties draw:stroke="none" draw:fill="none" draw:textarea-vertical-align="middle">
        <text:list-style style:name="APO-english-od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APO-english-od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APO-english-odp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APO-english-odp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4.004cm" svg:height="1.702cm" svg:x="0.698cm" svg:y="0.838cm" presentation:class="title" presentation:placeholder="true">
        <draw:text-box/>
      </draw:frame>
      <draw:frame presentation:style-name="Default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APO-english-odp" style:page-layout-name="PM1" draw:style-name="Mdp1">
      <draw:frame presentation:style-name="APO-english-odp-title" draw:layer="backgroundobjects" svg:width="24.004cm" svg:height="1.702cm" svg:x="0.698cm" svg:y="0.838cm" presentation:class="title" presentation:placeholder="true">
        <draw:text-box/>
      </draw:frame>
      <draw:frame presentation:style-name="APO-english-odp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APO-english-odp-title" draw:layer="backgroundobjects" svg:width="13.968cm" svg:height="10.476cm" svg:x="3.81cm" svg:y="2.122cm" presentation:class="page"/>
        <draw:frame presentation:style-name="APO-english-odp-notes" draw:layer="backgroundobjects" svg:width="17.271cm" svg:height="12.572cm" svg:x="2.159cm" svg:y="13.27cm" presentation:class="notes" presentation:placeholder="true">
          <draw:text-box/>
        </draw:frame>
        <draw:frame presentation:style-name="Mpr3" draw:text-style-name="MP2" draw:layer="backgroundobjects" svg:width="9.37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7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7cm" svg:height="1.396cm" svg:x="0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7cm" svg:height="1.396cm" svg:x="12.219cm" svg:y="26.542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3-29T18:02:47</meta:creation-date>
    <meta:editing-duration>P2DT11H47M1S</meta:editing-duration>
    <meta:editing-cycles>271</meta:editing-cycles>
    <meta:generator>LibreOffice/6.4.7.2$Linux_X86_64 LibreOffice_project/40$Build-2</meta:generator>
    <dc:date>2023-03-09T18:00:51.916754450</dc:date>
    <dc:description>https://cw.fel.cvut.cz/wiki/courses/b35apo/start</dc:description>
    <dc:subject>B35APO - Computer Architectures</dc:subject>
    <dc:title>Central Processing Unit (CPU)</dc:title>
    <meta:document-statistic meta:object-count="186"/>
  </office:meta>
</office:document-meta>
</file>